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2cm" fo:min-width="5.5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22cm" fo:min-width="5.50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22cm" fo:min-width="5.501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Linienspitzen_20_2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Linienspitzen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Linienspitzen_20_4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textarea-horizontal-align="justify" draw:textarea-vertical-align="middle" draw:auto-grow-height="false" fo:min-height="1.316cm" fo:min-width="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53cm" draw:marker-start-width="0.279cm" draw:marker-end="Linienspitzen_20_7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style:text-autospace="none"/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P6" style:family="paragraph">
      <style:paragraph-properties fo:text-align="center" style:text-autospace="none"/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text-autospace="none"/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0.75cm" svg:x="2.25cm" svg:y="1.75cm">
          <text:p text:style-name="P1"><text:span text:style-name="T1">????-??-??_Heizung_Stufe_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3" draw:id="id3" draw:layer="layout" svg:width="6cm" svg:height="0.75cm" svg:x="2.25cm" svg:y="6cm">
          <text:p text:style-name="P3"><text:span text:style-name="T2">HeizungVerbrauchSummary.c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5.336cm" svg:height="1.039cm" svg:x="5.414cm" svg:y="3.75cm">
          <draw:text-box>
            <text:p><text:span text:style-name="T2">Hei</text:span><text:span text:style-name="T2">zu</text:span><text:span text:style-name="T2">ng</text:span><text:span text:style-name="T2">Ver</text:span><text:span text:style-name="T2">bra</text:span><text:span text:style-name="T2">uc</text:span><text:span text:style-name="T2">hS</text:span><text:span text:style-name="T2">um</text:span><text:span text:style-name="T2">ma</text:span><text:span text:style-name="T2">ry.</text:span><text:span text:style-name="T2">py</text:span></text:p>
            <text:p><text:span text:style-name="T2">1x </text:span><text:span text:style-name="T2">täg</text:span><text:span text:style-name="T2">lich</text:span></text:p>
          </draw:text-box>
        </draw:frame>
        <draw:custom-shape draw:style-name="gr1" draw:text-style-name="P6" xml:id="id7" draw:id="id7" draw:layer="layout" svg:width="6cm" svg:height="0.75cm" svg:x="2.25cm" svg:y="2.5cm">
          <text:p text:style-name="P5"><text:span text:style-name="T1">????-??-??_Heizung_Stufe_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4" draw:layer="layout" svg:width="4.151cm" svg:height="1.039cm" svg:x="5.414cm" svg:y="7.75cm">
          <draw:text-box>
            <text:p><text:span text:style-name="T2">HeizungJahresMittel.py</text:span></text:p>
            <text:p><text:span text:style-name="T2">1x wöchentlich</text:span></text:p>
          </draw:text-box>
        </draw:frame>
        <draw:custom-shape draw:style-name="gr3" draw:text-style-name="P8" xml:id="id1" draw:id="id1" draw:layer="layout" svg:width="6cm" svg:height="0.75cm" svg:x="2.25cm" svg:y="10cm">
          <text:p text:style-name="P7"><text:span text:style-name="T3">HeizungJahresMittel.c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6cm" svg:height="0.75cm" svg:x="7.75cm" svg:y="12.25cm">
          <text:p text:style-name="P7"><text:span text:style-name="T3">Heizung</text:span><text:span text:style-name="T3">ÖlFüllsta</text:span><text:span text:style-name="T3">nd.c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6cm" svg:height="0.75cm" svg:x="13cm" svg:y="4.75cm">
          <text:p text:style-name="P3"><text:span text:style-name="T2">ÖlReferenzen.csv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9" xml:id="id4" draw:id="id4" draw:layer="layout" svg:x1="8.25cm" svg:y1="10.375cm" svg:x2="10.75cm" svg:y2="12.25cm" draw:start-shape="id1" draw:start-glue-point="8" draw:end-shape="id2" draw:end-glue-point="5" svg:d="M8250 10375h2500v1875" svg:viewBox="0 0 2501 1876">
          <text:p/>
        </draw:connector>
        <draw:connector draw:style-name="gr6" draw:text-style-name="P3" xml:id="id6" draw:id="id6" draw:layer="layout" svg:x1="8.25cm" svg:y1="6.375cm" svg:x2="10.75cm" svg:y2="10.375cm" draw:start-shape="id3" draw:start-glue-point="8" draw:end-shape="id4" draw:end-glue-point="0" svg:d="M8250 6375h2500v4000" svg:viewBox="0 0 2501 4001">
          <text:p/>
        </draw:connector>
        <draw:connector draw:style-name="gr6" draw:text-style-name="P3" draw:layer="layout" svg:x1="16cm" svg:y1="5.5cm" svg:x2="10.75cm" svg:y2="6.375cm" draw:start-shape="id5" draw:start-glue-point="7" draw:end-shape="id6" draw:end-glue-point="0" svg:d="M16000 5500v875h-5250" svg:viewBox="0 0 5251 876">
          <text:p/>
        </draw:connector>
        <draw:connector draw:style-name="gr7" draw:text-style-name="P9" draw:layer="layout" draw:type="lines" svg:x1="5.25cm" svg:y1="3.25cm" svg:x2="5.25cm" svg:y2="6cm" draw:start-shape="id7" draw:start-glue-point="7" draw:end-shape="id3" draw:end-glue-point="5" svg:d="M5250 3250v502 1747 501" svg:viewBox="0 0 1 2751">
          <text:p/>
        </draw:connector>
        <draw:connector draw:style-name="gr8" draw:text-style-name="P9" draw:layer="layout" draw:type="lines" svg:x1="5.25cm" svg:y1="6.75cm" svg:x2="5.25cm" svg:y2="10cm" draw:start-shape="id3" draw:start-glue-point="7" draw:end-shape="id1" draw:end-glue-point="5" svg:d="M5250 6750v502 2247 501" svg:viewBox="0 0 1 3251">
          <text:p/>
        </draw:connector>
        <draw:frame draw:style-name="gr2" draw:text-style-name="P4" draw:layer="layout" svg:width="4.033cm" svg:height="1.039cm" svg:x="11cm" svg:y="8.25cm">
          <draw:text-box>
            <text:p><text:span text:style-name="T3">HeizungÖlFüllstand</text:span><text:span text:style-name="T2">.py</text:span></text:p>
            <text:p><text:span text:style-name="T2">1x wöchentlich</text:span></text:p>
          </draw:text-box>
        </draw:frame>
        <draw:connector draw:style-name="gr8" draw:text-style-name="P9" draw:layer="layout" draw:type="lines" svg:x1="5.25cm" svg:y1="6.75cm" svg:x2="5.25cm" svg:y2="10cm" svg:d="M5250 6750v502 2247 501" svg:viewBox="0 0 1 3251">
          <text:p/>
        </draw:connector>
        <draw:custom-shape draw:style-name="gr9" draw:text-style-name="P2" xml:id="id8" draw:id="id8" draw:layer="layout" svg:width="5.75cm" svg:height="2cm" svg:x="14cm" svg:y="12.25cm">
          <text:p><text:span text:style-name="T4">MQTT:</text:span></text:p>
          <text:p><text:span text:style-name="T4">/</text:span><text:span text:style-name="T1">oelstand/aktuell</text:span></text:p>
          <text:p text:style-name="P10"><text:span text:style-name="T1">/oelstand/plusJahr</text:span></text:p>
          <draw:enhanced-geometry svg:viewBox="0 0 21600 21600" draw:glue-points="?f6 10800 10800 21600 ?f5 10800 10800 0" draw:text-areas="?f3 ?f3 ?f4 ?f4" draw:type="trapezoid" draw:modifiers="2696.713615023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3" draw:layer="layout" svg:width="0.5cm" svg:height="0.001cm" svg:x="16.75cm" svg:y="15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9" draw:layer="layout" draw:type="lines" draw:line-skew="0cm -1.499cm" svg:x1="8.25cm" svg:y1="10.375cm" svg:x2="16.875cm" svg:y2="12.25cm" draw:start-shape="id1" draw:start-glue-point="8" draw:end-shape="id8" draw:end-glue-point="7" svg:d="M8250 10375h502l8123-125v2000" svg:viewBox="0 0 8626 2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2T18:55:59.347076390</meta:creation-date>
    <dc:date>2023-11-12T21:43:10.538474770</dc:date>
    <meta:editing-duration>PT1H26M5S</meta:editing-duration>
    <meta:editing-cycles>5</meta:editing-cycles>
    <meta:generator>LibreOffice/7.3.7.2$Linux_X86_64 LibreOffice_project/30$Build-2</meta:generator>
    <meta:document-statistic meta:object-count="18"/>
  </office:meta>
</office:document-meta>
</file>